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000000245B5626C6B.png" manifest:media-type="image/png"/>
  <manifest:file-entry manifest:full-path="Pictures/100000000000030100000243C296EF3C.png" manifest:media-type="image/png"/>
  <manifest:file-entry manifest:full-path="Pictures/10000000000003930000025DDC7DA00A.png" manifest:media-type="image/png"/>
  <manifest:file-entry manifest:full-path="Pictures/100000000000039B00000232FAF7D2BA.png" manifest:media-type="image/png"/>
  <manifest:file-entry manifest:full-path="Pictures/10000000000003950000026261539D00.png" manifest:media-type="image/png"/>
  <manifest:file-entry manifest:full-path="Pictures/10000000000003D800000284A9A2FC91.png" manifest:media-type="image/png"/>
  <manifest:file-entry manifest:full-path="Pictures/100000000000039900000230BB01E308.png" manifest:media-type="image/png"/>
  <manifest:file-entry manifest:full-path="Pictures/10000000000003D90000028A1C1D749C.png" manifest:media-type="image/png"/>
  <manifest:file-entry manifest:full-path="Pictures/10000000000003920000025A55B3BBC2.png" manifest:media-type="image/png"/>
  <manifest:file-entry manifest:full-path="Pictures/100000000000039700000262E7B63765.png" manifest:media-type="image/png"/>
  <manifest:file-entry manifest:full-path="Pictures/100000000000039400000262116FA56B.png" manifest:media-type="image/png"/>
  <manifest:file-entry manifest:full-path="Pictures/10000000000003950000025D552874C4.png" manifest:media-type="image/png"/>
  <manifest:file-entry manifest:full-path="Pictures/100000000000039900000256DCFE6C21.png" manifest:media-type="image/png"/>
  <manifest:file-entry manifest:full-path="Pictures/1000000000000392000002611DCD7A3F.png" manifest:media-type="image/png"/>
  <manifest:file-entry manifest:full-path="Pictures/10000000000003940000025FB279BCC0.png" manifest:media-type="image/png"/>
  <manifest:file-entry manifest:full-path="Pictures/10000000000003950000025F031D36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e1e7d" officeooo:paragraph-rsid="001e1e7d"/>
    </style:style>
    <style:style style:name="T1" style:family="text">
      <style:text-properties officeooo:rsid="001a6159"/>
    </style:style>
    <style:style style:name="T2" style:family="text">
      <style:text-properties officeooo:rsid="00214dc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Изображение1" text:anchor-type="char" svg:x="0.106cm" svg:y="0.529cm" svg:width="17.798cm" svg:height="10.836cm" draw:z-index="0"><draw:image xlink:href="Pictures/100000000000039B00000232FAF7D2BA.png" xlink:type="simple" xlink:show="embed" xlink:actuate="onLoad" draw:mime-type="image/png"/></draw:frame><text:span text:style-name="T1">Скриншоты</text:span><text:span text:style-name="T2">1</text:span></text:p>
      <text:p text:style-name="Standard"/>
      <text:p text:style-name="Standard"><text:s/><draw:frame draw:style-name="fr2" draw:name="Изображение2" text:anchor-type="char" svg:width="17cm" svg:height="10.336cm" draw:z-index="1"><draw:image xlink:href="Pictures/100000000000039900000230BB01E308.png" xlink:type="simple" xlink:show="embed" xlink:actuate="onLoad" draw:mime-type="image/png"/></draw:frame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3" text:anchor-type="char" svg:width="17cm" svg:height="11.125cm" draw:z-index="3"><draw:image xlink:href="Pictures/10000000000003D800000284A9A2FC91.png" xlink:type="simple" xlink:show="embed" xlink:actuate="onLoad" draw:mime-type="image/png"/></draw:frame><text:soft-page-break/></text:p>
      <text:p text:style-name="Standard"/>
      <text:p text:style-name="Standard"><draw:frame draw:style-name="fr1" draw:name="Изображение4" text:anchor-type="char" svg:width="17cm" svg:height="11.218cm" draw:z-index="2"><draw:image xlink:href="Pictures/10000000000003D90000028A1C1D749C.png" xlink:type="simple" xlink:show="embed" xlink:actuate="onLoad" draw:mime-type="image/png"/></draw:frame><text:s/></text:p>
      <text:p text:style-name="Standard"><draw:frame draw:style-name="fr1" draw:name="Изображение5" text:anchor-type="char" svg:width="17cm" svg:height="11.284cm" draw:z-index="4"><draw:image xlink:href="Pictures/100000000000039700000262E7B63765.png" xlink:type="simple" xlink:show="embed" xlink:actuate="onLoad" draw:mime-type="image/png"/></draw:frame><text:soft-page-break/><text:s/></text:p>
      <text:p text:style-name="Standard"><draw:frame draw:style-name="fr2" draw:name="Изображение6" text:anchor-type="char" svg:width="17cm" svg:height="11.326cm" draw:z-index="5"><draw:image xlink:href="Pictures/1000000000000392000002611DCD7A3F.png" xlink:type="simple" xlink:show="embed" xlink:actuate="onLoad" draw:mime-type="image/png"/></draw:frame><text:s/></text:p>
      <text:p text:style-name="Standard"><draw:frame draw:style-name="fr1" draw:name="Изображение7" text:anchor-type="char" svg:width="17cm" svg:height="11.308cm" draw:z-index="6"><draw:image xlink:href="Pictures/10000000000003950000026261539D00.png" xlink:type="simple" xlink:show="embed" xlink:actuate="onLoad" draw:mime-type="image/png"/></draw:frame><text:soft-page-break/><text:s/></text:p>
      <text:p text:style-name="Standard"><draw:frame draw:style-name="fr2" draw:name="Изображение8" text:anchor-type="char" svg:width="17cm" svg:height="11.321cm" draw:z-index="7"><draw:image xlink:href="Pictures/100000000000039400000262116FA56B.png" xlink:type="simple" xlink:show="embed" xlink:actuate="onLoad" draw:mime-type="image/png"/></draw:frame><text:s/></text:p>
      <text:p text:style-name="Standard"><draw:frame draw:style-name="fr1" draw:name="Изображение9" text:anchor-type="char" svg:width="17cm" svg:height="11.215cm" draw:z-index="8"><draw:image xlink:href="Pictures/10000000000003950000025D552874C4.png" xlink:type="simple" xlink:show="embed" xlink:actuate="onLoad" draw:mime-type="image/png"/></draw:frame><text:soft-page-break/><text:s/></text:p>
      <text:p text:style-name="Standard"><text:s/></text:p>
      <text:p text:style-name="Standard"><draw:frame draw:style-name="fr2" draw:name="Изображение11" text:anchor-type="char" svg:width="17cm" svg:height="11.037cm" draw:z-index="10"><draw:image xlink:href="Pictures/100000000000039900000256DCFE6C21.png" xlink:type="simple" xlink:show="embed" xlink:actuate="onLoad" draw:mime-type="image/png"/></draw:frame></text:p>
      <text:p text:style-name="Standard"><draw:frame draw:style-name="fr1" draw:name="Изображение10" text:anchor-type="char" svg:width="17cm" svg:height="11.197cm" draw:z-index="9"><draw:image xlink:href="Pictures/10000000000003920000025A55B3BBC2.png" xlink:type="simple" xlink:show="embed" xlink:actuate="onLoad" draw:mime-type="image/png"/></draw:frame><text:soft-page-break/><text:s/></text:p>
      <text:p text:style-name="Standard"><draw:frame draw:style-name="fr2" draw:name="Изображение12" text:anchor-type="char" svg:width="17cm" svg:height="11.264cm" draw:z-index="11"><draw:image xlink:href="Pictures/10000000000003940000025FB279BCC0.png" xlink:type="simple" xlink:show="embed" xlink:actuate="onLoad" draw:mime-type="image/png"/></draw:frame><text:s/></text:p>
      <text:p text:style-name="Standard"><draw:frame draw:style-name="fr1" draw:name="Изображение13" text:anchor-type="char" svg:width="17cm" svg:height="11.252cm" draw:z-index="12"><draw:image xlink:href="Pictures/10000000000003950000025F031D3689.png" xlink:type="simple" xlink:show="embed" xlink:actuate="onLoad" draw:mime-type="image/png"/></draw:frame><text:soft-page-break/><text:s/></text:p>
      <text:p text:style-name="Standard"><draw:frame draw:style-name="fr2" draw:name="Изображение14" text:anchor-type="char" svg:width="17cm" svg:height="11.24cm" draw:z-index="13"><draw:image xlink:href="Pictures/10000000000003930000025DDC7DA00A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P1"><draw:frame draw:style-name="fr1" draw:name="Изображение16" text:anchor-type="char" svg:width="17cm" svg:height="12.799cm" draw:z-index="15"><draw:image xlink:href="Pictures/100000000000030100000243C296EF3C.png" xlink:type="simple" xlink:show="embed" xlink:actuate="onLoad" draw:mime-type="image/png"/></draw:frame><text:soft-page-break/></text:p>
      <text:p text:style-name="Standard"><draw:frame draw:style-name="fr1" draw:name="Изображение15" text:anchor-type="char" svg:width="17cm" svg:height="12.861cm" draw:z-index="14"><draw:image xlink:href="Pictures/100000000000030000000245B5626C6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3:35:56.307282247</meta:creation-date>
    <dc:date>2024-11-04T14:08:53.792761260</dc:date>
    <meta:editing-duration>PT17M32S</meta:editing-duration>
    <meta:editing-cycles>13</meta:editing-cycles>
    <meta:generator>LibreOffice/24.2.5.2$Linux_X86_64 LibreOffice_project/420$Build-2</meta:generator>
    <meta:document-statistic meta:table-count="0" meta:image-count="16" meta:object-count="0" meta:page-count="9" meta:paragraph-count="14" meta:word-count="1" meta:character-count="24" meta:non-whitespace-character-count="10"/>
  </office:meta>
</office:document-meta>
</file>